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5000000F9D8E5A3F8153E4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1" draw:style-name="gr1" draw:text-style-name="P1" svg:width="1.082cm" svg:height="0.595cm" svg:x="4.949cm" svg:y="1.446cm"><draw:text-box><text:p>1,N</text:p></draw:text-box></draw:frame><draw:frame text:anchor-type="paragraph" draw:z-index="2" draw:name="Forme1_0" draw:style-name="gr1" draw:text-style-name="P1" svg:width="1.082cm" svg:height="0.595cm" svg:x="11.19cm" svg:y="2.02cm"><draw:text-box><text:p>N,0</text:p></draw:text-box></draw:frame><draw:frame draw:style-name="fr1" draw:name="Image1" text:anchor-type="char" svg:width="17cm" svg:height="5.592cm" draw:z-index="0"><draw:image xlink:href="Pictures/10000201000002F5000000F9D8E5A3F8153E4C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0:30:58.290735278</meta:creation-date>
    <dc:date>2021-01-07T10:37:20.619991753</dc:date>
    <meta:editing-duration>PT4M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